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jpeg" manifest:full-path="Pictures/10000000000003D4000000F02EC2AB53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55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color="#000080" fo:font-family="Futura" style:font-pitch="variable" fo:font-weight="bold" style:font-weight-asian="bold" style:font-weight-complex="bold"/>
    </style:style>
    <style:style style:name="P3" style:family="paragraph">
      <style:text-properties fo:color="#000080" fo:font-family="Futura" style:font-pitch="variable" fo:font-size="44pt" fo:font-weight="bold" style:font-size-asian="44pt" style:font-weight-asian="bold" style:font-size-complex="44pt" style:font-weight-complex="bold"/>
    </style:style>
    <style:style style:name="P4" style:family="paragraph">
      <style:text-properties fo:color="#000080" fo:font-weight="bold" style:font-weight-asian="bold" style:font-weight-complex="bold"/>
    </style:style>
    <style:style style:name="P5" style:family="paragraph">
      <style:text-properties fo:color="#00008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4.652cm" svg:x="1cm" svg:y="12.523cm">
          <draw:image xlink:href="Pictures/10000000000003D4000000F02EC2AB53.jpg" xlink:type="simple" xlink:show="embed" xlink:actuate="onLoad">
            <text:p/>
          </draw:image>
        </draw:frame>
        <draw:frame draw:style-name="gr2" draw:text-style-name="P3" draw:layer="layout" svg:width="12.5cm" svg:height="2.266cm" svg:x="1.7cm" svg:y="12.8cm">
          <draw:text-box>
            <text:p text:style-name="P2"><text:span text:style-name="T1">VEM 2016</text:span></text:p>
          </draw:text-box>
        </draw:frame>
        <draw:frame draw:style-name="gr3" draw:text-style-name="P5" draw:layer="layout" svg:width="7.1cm" svg:height="1.191cm" svg:x="2cm" svg:y="14.9cm">
          <draw:text-box>
            <text:p text:style-name="P4"><text:span text:style-name="T2">September 21, 2016</text:span></text:p>
            <text:p text:style-name="P4"><text:span text:style-name="T2">Maringá, Brazi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4-11T15:55:59</dc:date>
    <meta:document-statistic meta:object-count="3"/>
    <meta:generator>LibreOffice/3.5$MacOSX_x86 LibreOffice_project/235ab8a-3802056-4a8fed3-2d66ea8-e241b80</meta:generator>
  </office:meta>
</office:document-meta>
</file>